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cm" style:rel-column-width="14195*"/>
    </style:style>
    <style:style style:name="Table2.B" style:family="table-column">
      <style:table-column-properties style:column-width="3.179cm" style:rel-column-width="11842*"/>
    </style:style>
    <style:style style:name="Table2.C" style:family="table-column">
      <style:table-column-properties style:column-width="2.803cm" style:rel-column-width="10442*"/>
    </style:style>
    <style:style style:name="Table2.D" style:family="table-column">
      <style:table-column-properties style:column-width="2.531cm" style:rel-column-width="9430*"/>
    </style:style>
    <style:style style:name="Table2.E" style:family="table-column">
      <style:table-column-properties style:column-width="5.267cm" style:rel-column-width="1962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Table_20_Contents">
      <style:paragraph-properties fo:margin-top="0cm" fo:margin-bottom="0cm" loext:contextual-spacing="false" fo:text-align="center" style:justify-single-word="false"/>
    </style:style>
    <style:style style:name="P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8" style:family="paragraph" style:parent-style-name="Table_20_Heading">
      <style:paragraph-properties fo:margin-top="0cm" fo:margin-bottom="0cm" loext:contextual-spacing="false"/>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Standard" style:list-style-name="L1">
      <style:paragraph-properties fo:margin-top="0cm" fo:margin-bottom="0cm" loext:contextual-spacing="false"/>
    </style:style>
    <style:style style:name="P15" style:family="paragraph" style:parent-style-name="Standard" style:list-style-name="L2">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2">
      <style:paragraph-properties fo:margin-top="0cm" fo:margin-bottom="0cm" loext:contextual-spacing="false"/>
    </style:style>
    <style:style style:name="P17" style:family="paragraph" style:parent-style-name="Standard" style:list-style-name="L2">
      <style:paragraph-properties fo:margin-top="0.3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2">
      <style:paragraph-properties fo:margin-top="0cm" fo:margin-bottom="0.3cm" loext:contextual-spacing="false"/>
    </style:style>
    <style:style style:name="P1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5982f"/>
    </style:style>
    <style:style style:name="P20"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77e04"/>
    </style:style>
    <style:style style:name="P21" style:family="paragraph" style:parent-style-name="Heading_20_1" style:master-page-name="First_20_Page">
      <style:paragraph-properties style:page-number="auto"/>
    </style:style>
    <style:style style:name="P22" style:family="paragraph" style:parent-style-name="Heading_20_2">
      <style:text-properties style:font-name="Arial1" fo:font-size="14pt" style:font-size-asian="14pt" style:font-size-complex="14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fo:language="en" fo:country="US" style:language-complex="ar" style:country-complex="SA"/>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8">sending</text:span><text:span text:style-name="T9"> a message, set reserved fields to zero value unless otherwise specified. When </text:span><text:span text:style-name="T8">transporting</text:span><text:span text:style-name="T9"> a message, transport reserved quantities unchanged.</text:span></text:p>
      <text:p text:style-name="Standard"><text:span text:style-name="T9">When </text:span><text:span text:style-name="T8">receiving</text:span><text:span text:style-name="T9"> a message, consult the Standard: reserved fields come in two flavors. One is “reserved, send as zero, </text:span><text:span text:style-name="T8">ignore upon receipt</text:span><text:span text:style-name="T9">”.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8">check upon receipt</text:span><text:span text:style-name="T9">”. This means that if the receiving node finds a non-zero value in that field, it must abort processing the message, not perform any action requested by it, and if appropriate, should respond with an error code, preferably some form of “unimplemented”. Future version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text:soft-page-break/>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5">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5">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5">the</text:span> relevant standard. For example, XML CDI strings can start with either <text:span text:style-name="T5">the</text:span> UTF-8 text for “&lt;?xml” which starts with 0x3C, or with a 0x80 followed by an indication of the format of the compressed UTF-8 text that follows. See <text:span text:style-name="T5">the</text:span> individual standards for more information.</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5">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5">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5">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2" text:outline-level="2"><text:span text:style-name="T6">Presentation of an OpenLCB </text:span><text:span text:style-name="T7">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Name</text:p>
          </table:table-cell>
          <table:table-cell table:style-name="Table3.A1" office:value-type="string">
            <text:p text:style-name="P7">Description</text:p>
          </table:table-cell>
          <table:table-cell table:style-name="Table3.A1" office:value-type="string">
            <text:p text:style-name="P8">Simple Node </text:p>
          </table:table-cell>
          <table:table-cell table:style-name="Table3.A1" office:value-type="string">
            <text:p text:style-name="P8">Dest ID</text:p>
          </table:table-cell>
          <table:table-cell table:style-name="Table3.A1" office:value-type="string">
            <text:p text:style-name="P7">Event ID</text:p>
          </table:table-cell>
          <table:table-cell table:style-name="Table3.A1" office:value-type="string">
            <text:p text:style-name="P7">Common</text:p>
            <text:p text:style-name="P7">MTI</text:p>
          </table:table-cell>
          <table:table-cell table:style-name="Table3.G1" office:value-type="string">
            <text:p text:style-name="P7">Data Content</text:p>
          </table:table-cell>
        </table:table-row>
        <table:table-row>
          <table:table-cell table:style-name="Table3.A2" office:value-type="string">
            <text:p text:style-name="P6"/>
          </table:table-cell>
          <table:table-cell table:style-name="Table3.A2" office:value-type="string">
            <text:p text:style-name="P6">(optional field)</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0x0000</text:p>
          </table:table-cell>
          <table:table-cell table:style-name="Table3.G2" office:value-type="string">
            <text:p text:style-name="P6"/>
          </table:table-cell>
        </table:table-row>
      </table:table>
      <text:p text:style-name="Standard"/>
      <text:list xml:id="list700367069731622571" text:style-name="L1">
        <text:list-item>
          <text:p text:style-name="P14">Name: Standard name of the message.</text:p>
        </text:list-item>
      </text:list>
      <text:list xml:id="list7941787036779765489" text:style-name="L2">
        <text:list-item>
          <text:p text:style-name="P15"><text:soft-page-break/>Description: Optional field, generally used if there is variant forms. </text:p>
        </text:list-item>
        <text:list-item>
          <text:p text:style-name="P15">Simple Node: Whether the message is included in the “simple node subset” (defined in the Message Networking TN).</text:p>
        </text:list-item>
        <text:list-item>
          <text:p text:style-name="P16">Dest ID: Whether this message includes <text:span text:style-name="T5">a destination address for a specific node. If not, the message is global.</text:span></text:p>
        </text:list-item>
        <text:list-item>
          <text:p text:style-name="P16">Event ID: Whether this message includes <text:span text:style-name="T5">an Event ID.</text:span></text:p>
          <text:p text:style-name="P16">Common MTI: The 16-bit value, typically in hex notation, of the full Message Type Indicator.</text:p>
        </text:list-item>
        <text:list-item>
          <text:p text:style-name="P16">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Name</text:p>
          </table:table-cell>
          <table:table-cell table:style-name="Table2.A1" office:value-type="string">
            <text:p text:style-name="P8">Description</text:p>
          </table:table-cell>
          <table:table-cell table:style-name="Table2.A1" office:value-type="string">
            <text:p text:style-name="P7">CAN-MTI</text:p>
          </table:table-cell>
          <table:table-cell table:style-name="Table2.A1" office:value-type="string">
            <text:p text:style-name="P8">CAN Header</text:p>
          </table:table-cell>
          <table:table-cell table:style-name="Table2.E1" office:value-type="string">
            <text:p text:style-name="P7">Data Content</text:p>
          </table:table-cell>
        </table:table-row>
        <table:table-row>
          <table:table-cell table:style-name="Table2.A2" office:value-type="string">
            <text:p text:style-name="P6"/>
          </table:table-cell>
          <table:table-cell table:style-name="Table2.A2" office:value-type="string">
            <text:p text:style-name="P6">(optional field)</text:p>
          </table:table-cell>
          <table:table-cell table:style-name="Table2.A2" office:value-type="string">
            <text:p text:style-name="P6">0x000</text:p>
            <text:p text:style-name="P6">(optional field)</text:p>
          </table:table-cell>
          <table:table-cell table:style-name="Table2.A2" office:value-type="string">
            <text:p text:style-name="P6">0x1800,0sss</text:p>
          </table:table-cell>
          <table:table-cell table:style-name="Table2.E2" office:value-type="string">
            <text:p text:style-name="P6">fddd</text:p>
          </table:table-cell>
        </table:table-row>
      </table:table>
      <text:list xml:id="list212859903745005" text:continue-numbering="true" text:style-name="L2">
        <text:list-item>
          <text:p text:style-name="P17">Name: Standard name of the message.</text:p>
        </text:list-item>
        <text:list-item>
          <text:p text:style-name="P15">Description: Optional field, generally used if there is variant forms. </text:p>
        </text:list-item>
        <text:list-item>
          <text:p text:style-name="P15">CAN-MTI format: Typical CAN frame representation of the MTI. Optional field, used only if the CAN-MTI is not equal to the low 12 bits of the Common MTI.</text:p>
        </text:list-item>
        <text:list-item>
          <text:p text:style-name="P15">CAN Header: Contains the CAN header. <text:s/>Source node ID alias is represented by “sss”. <text:s/>Destination node ID alias, if present, is represented by “ddd”.</text:p>
        </text:list-item>
        <text:list-item>
          <text:p text:style-name="P18">Data Content: Summary description of data bytes, if any. For addressed messages, also include the fixed destination address format, represented as “fddd”, where the “f” represents fragmentation flags. <text:s/></text:p>
        </text:list-item>
      </text:list>
      <text:p text:style-name="P9">Note that this information is not completely independent. <text:s/>The MTI value depends on simple subset, priority subgroup, etc, values. <text:s/>The messages are detailed in specific associated documentation. <text:s/>That documentation is considered normative.</text:p>
      <text:p text:style-name="P9">For more information, see the various “Message Networking” Standards and Technical Notes.</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s/>1 Introduction<text:tab/>1</text:p>
          <text:p text:style-name="P13"><text:s/>2 Data<text:tab/>1</text:p>
          <text:p text:style-name="P12"><text:s/>2.1 Reserved fields<text:tab/>1</text:p>
          <text:p text:style-name="P12"><text:s/>2.2 Numerical representation<text:tab/>1</text:p>
          <text:p text:style-name="P12"><text:s/>2.3 Byte sequences<text:tab/>1</text:p>
          <text:p text:style-name="P12"><text:s/>2.4 Bit sequences<text:tab/>2</text:p>
          <text:p text:style-name="P12"><text:s/>2.5 Strings<text:tab/>2</text:p>
          <text:p text:style-name="P13"><text:s/>3 Presentation<text:tab/>3</text:p>
          <text:p text:style-name="P12"><text:s/>3.1 Presentation of CAN Quantities<text:tab/>3</text:p>
          <text:p text:style-name="P12"><text:s/>3.2 Presentation of an OpenLCB message<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77e04"/>
    </style:style>
    <style:style style:name="MP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5982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mmon Information Technical Note</text:p>
      </style:header>
      <style:footer>
        <text:tracked-changes>
          <text:changed-region xml:id="ct105553167448736" text:id="ct105553167448736">
            <text:deletion>
              <office:change-info>
                <dc:creator>Unknown Author</dc:creator>
                <dc:date>2021-04-25T21:26: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67588800" text:id="ct105553167588800">
            <text:insertion>
              <office:change-info>
                <dc:creator>Unknown Author</dc:creator>
                <dc:date>2021-04-25T21:28:00</dc:date>
              </office:change-info>
            </text:insertion>
          </text:changed-region>
        </text:tracked-changes>
        <text:p text:style-name="MP2"><text:change text:change-id="ct105553167448736"/><text:change-start text:change-id="ct10555316758880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588800"/></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519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mm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7486464" text:id="ct105553167486464">
            <text:deletion>
              <office:change-info>
                <dc:creator>Unknown Author</dc:creator>
                <dc:date>2021-04-25T21:26: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user-defined style:data-style-name="N0" text:name="OLCBdate">Apr 25, 2021</text:user-defined></text:span></text:span></text:p>
            </text:deletion>
          </text:changed-region>
          <text:changed-region xml:id="ct105553167553120" text:id="ct105553167553120">
            <text:insertion>
              <office:change-info>
                <dc:creator>Unknown Author</dc:creator>
                <dc:date>2021-04-25T21:28:00</dc:date>
              </office:change-info>
            </text:insertion>
          </text:changed-region>
        </text:tracked-changes>
        <text:p text:style-name="MP2"><text:change text:change-id="ct105553167486464"/><text:change-start text:change-id="ct10555316755312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5531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ommon Information Technical Note</dc:title>
    <meta:initial-creator>Alex Shepherd</meta:initial-creator>
    <meta:creation-date>2009-01-22T07:11:27</meta:creation-date>
    <meta:editing-cycles>127</meta:editing-cycles>
    <meta:editing-duration>PT15H26M41S</meta:editing-duration>
    <meta:generator>LibreOffice/5.2.3.3$MacOSX_X86_64 LibreOffice_project/d54a8868f08a7b39642414cf2c8ef2f228f780cf</meta:generator>
    <dc:date>2021-04-25T21:28:58.297895121</dc:date>
    <meta:keyword>OpenLCB Common Information</meta:keyword>
    <meta:document-statistic meta:table-count="3" meta:image-count="1" meta:object-count="0" meta:page-count="5" meta:paragraph-count="100" meta:word-count="1556" meta:character-count="9756" meta:non-whitespace-character-count="8263"/>
    <meta:user-defined meta:name="OLCBdate">Apr 25, 2021</meta:user-defined>
    <meta:user-defined meta:name="OLCBstatus">Adopted</meta:user-defined>
    <meta:user-defined meta:name="OLCByear">2021</meta:user-defined>
  </office:meta>
</office:document-meta>
</file>